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L1"/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662830736">
          <text:insertion>
            <office:change-info>
              <dc:creator>Bob Jacobsen</dc:creator>
              <dc:date>2010-10-08T22:07:00</dc:date>
            </office:change-info>
          </text:insertion>
        </text:changed-region>
        <text:changed-region text:id="ct572689712">
          <text:deletion>
            <office:change-info>
              <dc:creator>Bob Jacobsen</dc:creator>
              <dc:date>2010-10-08T22:07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453659652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662830736"/>Introduction</text:h>
      <text:p text:style-name="Standard">This explanatory note contains informative discussion and background for the corresponding “OpenLCB Node ID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Intended Use</text:h>
      <text:h text:style-name="Heading_20_2" text:outline-level="2">References and Context</text:h>
      <text:h text:style-name="Heading_20_2" text:outline-level="2">Format</text:h>
      <text:p text:style-name="Standard">The specification doesn't require any particular human-readable format, but hex-pairs with separators are strongly suggested, e.g. 01.AB.34.01.CD.E3; decimal pairs could also be used, but in that case it's important to provide a way to know which is use.</text:p>
      <text:p text:style-name="Standard"/>
      <text:p text:style-name="Standard"><text:change-end text:change-id="ct662830736"/><text:change text:change-id="ct57268971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s/>1 Introduction<text:tab/>1</text:p>
          <text:p text:style-name="P10"><text:s/>2 Annotations to the Specification<text:tab/>1</text:p>
          <text:p text:style-name="P11"><text:s/>2.1 Introduction<text:tab/>1</text:p>
          <text:p text:style-name="P11"><text:s/>2.2 Intended Use<text:tab/>1</text:p>
          <text:p text:style-name="P11"><text:s/>2.3 References and Context<text:tab/>1</text:p>
          <text:p text:style-name="P11"><text:s/>2.4 Format<text:tab/>1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0014468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0014481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00144688"/><text:change-start text:change-id="ct500144816"/>OpenLCB-CAN Praesent Gravida Standard or Technical Note<text:change-end text:change-id="ct500144816"/></text:p>
      </style:header>
      <style:footer>
        <text:tracked-changes>
          <text:changed-region text:id="ct5001386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0013870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0015041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00138608"/><text:change-start text:change-id="ct500138704"/><text:span text:style-name="MT2">Copyright 2010, by J. Day, D. Harris, B. Jacobsen, and A. Shepherd</text:span><text:change-end text:change-id="ct500138704"/><text:change text:change-id="ct500150416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0:09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6553606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064788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65699392">
            <text:insertion>
              <office:change-info>
                <dc:creator>Bob Jacobsen</dc:creator>
                <dc:date>2010-10-08T22:08:00</dc:date>
              </office:change-info>
            </text:insertion>
          </text:changed-region>
          <text:changed-region text:id="ct625876608">
            <text:deletion>
              <office:change-info>
                <dc:creator>Bob Jacobsen</dc:creator>
                <dc:date>2010-10-08T22:08:00</dc:date>
              </office:change-info>
              <text:p text:style-name="MP7">(title)</text:p>
            </text:deletion>
          </text:changed-region>
          <text:changed-region text:id="ct623205776">
            <text:insertion>
              <office:change-info>
                <dc:creator>Bob Jacobsen</dc:creator>
                <dc:date>2010-10-08T22:08:00</dc:date>
              </office:change-info>
            </text:insertion>
          </text:changed-region>
          <text:changed-region text:id="ct5113716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95707968">
            <text:insertion>
              <office:change-info>
                <dc:creator>Bob Jacobsen</dc:creator>
                <dc:date>2010-10-14T08:40:00</dc:date>
              </office:change-info>
            </text:insertion>
          </text:changed-region>
          <text:changed-region text:id="ct5111526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86569296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65536064"/><text:change-start text:change-id="ct50647888"/>OpenLCB <text:change-end text:change-id="ct50647888"/><text:change-start text:change-id="ct665699392"/>Technical Note<text:change-end text:change-id="ct66569939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25876608"/><text:change-start text:change-id="ct623205776"/>OpenLCB Node Identifiers<text:change-end text:change-id="ct62320577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1137168"/><text:change-start text:change-id="ct595707968"/><text:date style:data-style-name="N75" text:date-value="2010-10-14T08:40:09">Oct 14, 2010</text:date><text:change-end text:change-id="ct595707968"/></text:p>
            </table:table-cell>
            <table:table-cell table:style-name="Table1.C1" office:value-type="string">
              <text:p text:style-name="MP7"><text:change text:change-id="ct51115264"/><text:change-start text:change-id="ct686569296"/>Preliminary<text:change-end text:change-id="ct686569296"/></text:p>
            </table:table-cell>
          </table:table-row>
        </table:table>
        <text:p text:style-name="Header"/>
      </style:header>
      <style:footer>
        <text:tracked-changes>
          <text:changed-region text:id="ct66310395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114409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8768705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63103952"/><text:change-start text:change-id="ct51144096"/><text:span text:style-name="MT5">10</text:span><text:change-end text:change-id="ct51144096"/><text:span text:style-name="MT5">, by J. Day, D. Harris, B. Jacobsen, </text:span><text:change text:change-id="ct687687056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0:09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Node Identifiers Technical Note</dc:title>
    <meta:initial-creator>Alex Shepherd</meta:initial-creator>
    <meta:creation-date>2009-01-22T07:11:27</meta:creation-date>
    <meta:editing-cycles>54</meta:editing-cycles>
    <meta:editing-duration>PT11H43M50S</meta:editing-duration>
    <meta:generator>OpenOffice.org/3.2$Unix OpenOffice.org_project/320m18$Build-9502</meta:generator>
    <dc:date>2010-10-14T08:40:09</dc:date>
    <dc:creator>Bob Jacobsen</dc:creator>
    <dc:subject> </dc:subject>
    <meta:document-statistic meta:table-count="1" meta:image-count="1" meta:object-count="0" meta:page-count="1" meta:paragraph-count="40" meta:word-count="302" meta:character-count="1975"/>
    <meta:user-defined meta:name="Info 1"/>
    <meta:user-defined meta:name="Info 2"/>
    <meta:user-defined meta:name="Info 3"/>
    <meta:user-defined meta:name="Info 4"/>
  </office:meta>
</office:document-meta>
</file>